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paragraph-rsid="0005d699"/>
    </style:style>
    <style:style style:name="P2" style:family="paragraph" style:parent-style-name="Standard">
      <style:paragraph-properties fo:text-align="start" style:justify-single-word="false"/>
      <style:text-properties style:font-name="arial" officeooo:rsid="0005d699" officeooo:paragraph-rsid="0005d699"/>
    </style:style>
    <style:style style:name="P3" style:family="paragraph" style:parent-style-name="Footer">
      <style:paragraph-properties fo:text-align="end" style:justify-single-word="false"/>
    </style:style>
    <style:style style:name="P4" style:family="paragraph" style:parent-style-name="Heading_20_2">
      <style:paragraph-properties fo:text-align="center" style:justify-single-word="false"/>
    </style:style>
    <style:style style:name="P5" style:family="paragraph" style:parent-style-name="Standard">
      <style:paragraph-properties fo:text-align="start" style:justify-single-word="false"/>
      <style:text-properties style:font-name="arial" officeooo:paragraph-rsid="0005d699"/>
    </style:style>
    <style:style style:name="P6" style:family="paragraph" style:parent-style-name="Standard">
      <style:paragraph-properties fo:text-align="justify" style:justify-single-word="false"/>
      <style:text-properties style:font-name="arial" officeooo:paragraph-rsid="001b6e4c"/>
    </style:style>
    <style:style style:name="P7" style:family="paragraph" style:parent-style-name="Standard" style:list-style-name="L1">
      <style:paragraph-properties fo:text-align="justify" style:justify-single-word="false"/>
      <style:text-properties style:font-name="arial" officeooo:paragraph-rsid="0008b954"/>
    </style:style>
    <style:style style:name="P8" style:family="paragraph" style:parent-style-name="Standard" style:list-style-name="L20">
      <style:paragraph-properties fo:text-align="justify" style:justify-single-word="false"/>
      <style:text-properties style:font-name="arial" officeooo:paragraph-rsid="001d3b50"/>
    </style:style>
    <style:style style:name="P9" style:family="paragraph" style:parent-style-name="Standard" style:list-style-name="L1">
      <style:paragraph-properties fo:text-align="justify" style:justify-single-word="false"/>
      <style:text-properties style:font-name="arial" officeooo:rsid="0008b954" officeooo:paragraph-rsid="0008b954"/>
    </style:style>
    <style:style style:name="P10" style:family="paragraph" style:parent-style-name="Standard" style:list-style-name="L1">
      <style:paragraph-properties fo:text-align="justify" style:justify-single-word="false"/>
      <style:text-properties style:font-name="arial" officeooo:rsid="0008b954" officeooo:paragraph-rsid="0009d693"/>
    </style:style>
    <style:style style:name="P11" style:family="paragraph" style:parent-style-name="Standard" style:list-style-name="L1">
      <style:paragraph-properties fo:text-align="justify" style:justify-single-word="false"/>
      <style:text-properties style:font-name="arial" fo:font-style="italic" officeooo:rsid="0008b954" officeooo:paragraph-rsid="0008b954" style:font-style-asian="italic" style:font-style-complex="italic"/>
    </style:style>
    <style:style style:name="P12" style:family="paragraph" style:parent-style-name="Standard">
      <style:paragraph-properties fo:text-align="justify" style:justify-single-word="false"/>
      <style:text-properties style:font-name="arial" fo:font-style="italic" officeooo:rsid="0008b954" officeooo:paragraph-rsid="0008b954" style:font-style-asian="italic" style:font-style-complex="italic"/>
    </style:style>
    <style:style style:name="P13" style:family="paragraph" style:parent-style-name="Standard">
      <style:paragraph-properties fo:text-align="justify" style:justify-single-word="false"/>
      <style:text-properties style:font-name="arial" fo:font-style="italic" officeooo:rsid="0008b954" officeooo:paragraph-rsid="0016bb98" style:font-style-asian="italic" style:font-style-complex="italic"/>
    </style:style>
    <style:style style:name="P14" style:family="paragraph" style:parent-style-name="Standard" style:list-style-name="L5">
      <style:paragraph-properties fo:text-align="justify" style:justify-single-word="false"/>
      <style:text-properties style:font-name="arial" fo:font-style="italic" fo:font-weight="normal" officeooo:rsid="000d6a52" officeooo:paragraph-rsid="000d6a52" style:font-style-asian="italic" style:font-weight-asian="normal" style:font-style-complex="italic" style:font-weight-complex="normal"/>
    </style:style>
    <style:style style:name="P15" style:family="paragraph" style:parent-style-name="Standard" style:list-style-name="L5">
      <style:paragraph-properties fo:text-align="justify" style:justify-single-word="false"/>
      <style:text-properties style:font-name="arial" fo:font-style="italic" fo:font-weight="normal" officeooo:rsid="000d6a52" officeooo:paragraph-rsid="001209a1" style:font-style-asian="italic" style:font-weight-asian="normal" style:font-style-complex="italic" style:font-weight-complex="normal"/>
    </style:style>
    <style:style style:name="P16" style:family="paragraph" style:parent-style-name="Standard" style:list-style-name="L1">
      <style:paragraph-properties fo:text-align="justify" style:justify-single-word="false"/>
      <style:text-properties style:font-name="arial" fo:font-style="italic" fo:font-weight="normal" officeooo:rsid="000d6a52" officeooo:paragraph-rsid="00114f3f" style:font-style-asian="italic" style:font-weight-asian="normal" style:font-style-complex="italic" style:font-weight-complex="normal"/>
    </style:style>
    <style:style style:name="P17" style:family="paragraph" style:parent-style-name="Standard" style:list-style-name="L5">
      <style:paragraph-properties fo:text-align="justify" style:justify-single-word="false"/>
      <style:text-properties style:font-name="arial" fo:font-style="italic" fo:font-weight="normal" officeooo:rsid="000d8494" officeooo:paragraph-rsid="000d8494" style:font-style-asian="italic" style:font-weight-asian="normal" style:font-style-complex="italic" style:font-weight-complex="normal"/>
    </style:style>
    <style:style style:name="P18" style:family="paragraph" style:parent-style-name="Standard" style:list-style-name="L1">
      <style:paragraph-properties fo:text-align="justify" style:justify-single-word="false"/>
      <style:text-properties style:font-name="arial" fo:font-style="italic" fo:font-weight="normal" officeooo:rsid="000d8494" officeooo:paragraph-rsid="00114f3f" style:font-style-asian="italic" style:font-weight-asian="normal" style:font-style-complex="italic" style:font-weight-complex="normal"/>
    </style:style>
    <style:style style:name="P19" style:family="paragraph" style:parent-style-name="Standard" style:list-style-name="L5">
      <style:paragraph-properties fo:text-align="justify" style:justify-single-word="false"/>
      <style:text-properties style:font-name="arial" fo:font-style="italic" fo:font-weight="normal" officeooo:rsid="001209a1" officeooo:paragraph-rsid="001209a1" style:font-style-asian="italic" style:font-weight-asian="normal" style:font-style-complex="italic" style:font-weight-complex="normal"/>
    </style:style>
    <style:style style:name="P20" style:family="paragraph" style:parent-style-name="Standard" style:list-style-name="L8">
      <style:paragraph-properties fo:text-align="justify" style:justify-single-word="false"/>
      <style:text-properties style:font-name="arial" fo:font-style="italic" fo:font-weight="normal" officeooo:rsid="001578a9" officeooo:paragraph-rsid="001578a9" style:font-style-asian="italic" style:font-weight-asian="normal" style:font-style-complex="italic" style:font-weight-complex="normal"/>
    </style:style>
    <style:style style:name="P21" style:family="paragraph" style:parent-style-name="Standard" style:list-style-name="L8">
      <style:paragraph-properties fo:text-align="justify" style:justify-single-word="false"/>
      <style:text-properties style:font-name="arial" fo:font-style="italic" fo:font-weight="normal" officeooo:rsid="0016bb98" officeooo:paragraph-rsid="0016bb98" style:font-style-asian="italic" style:font-weight-asian="normal" style:font-style-complex="italic" style:font-weight-complex="normal"/>
    </style:style>
    <style:style style:name="P22" style:family="paragraph" style:parent-style-name="Standard" style:list-style-name="L8">
      <style:paragraph-properties fo:text-align="justify" style:justify-single-word="false"/>
      <style:text-properties style:font-name="arial" fo:font-style="italic" fo:font-weight="normal" officeooo:rsid="0016bb98" officeooo:paragraph-rsid="00185745" style:font-style-asian="italic" style:font-weight-asian="normal" style:font-style-complex="italic" style:font-weight-complex="normal"/>
    </style:style>
    <style:style style:name="P23" style:family="paragraph" style:parent-style-name="Standard" style:list-style-name="L20">
      <style:paragraph-properties fo:text-align="justify" style:justify-single-word="false"/>
      <style:text-properties style:font-name="arial" fo:font-style="italic" fo:font-weight="normal" officeooo:rsid="001b6e4c" officeooo:paragraph-rsid="001c3edf" style:font-style-asian="italic" style:font-weight-asian="normal" style:font-style-complex="italic" style:font-weight-complex="normal"/>
    </style:style>
    <style:style style:name="P24" style:family="paragraph" style:parent-style-name="Standard" style:list-style-name="L20">
      <style:paragraph-properties fo:text-align="justify" style:justify-single-word="false"/>
      <style:text-properties style:font-name="arial" fo:font-style="italic" fo:font-weight="normal" officeooo:rsid="001c630f" officeooo:paragraph-rsid="001c630f" style:font-style-asian="italic" style:font-weight-asian="normal" style:font-style-complex="italic" style:font-weight-complex="normal"/>
    </style:style>
    <style:style style:name="P25" style:family="paragraph" style:parent-style-name="Standard" style:list-style-name="L20">
      <style:paragraph-properties fo:text-align="justify" style:justify-single-word="false"/>
      <style:text-properties style:font-name="arial" fo:font-style="italic" fo:font-weight="normal" officeooo:rsid="001d3b50" officeooo:paragraph-rsid="001d3b50"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style:font-name="arial" fo:font-style="normal" officeooo:rsid="0008b954" officeooo:paragraph-rsid="0008b954" style:font-style-asian="normal" style:font-style-complex="normal"/>
    </style:style>
    <style:style style:name="P27" style:family="paragraph" style:parent-style-name="Standard" style:list-style-name="L1">
      <style:paragraph-properties fo:text-align="justify" style:justify-single-word="false"/>
      <style:text-properties style:font-name="arial" fo:font-style="normal" officeooo:rsid="0008b954" officeooo:paragraph-rsid="0008b954" style:font-style-asian="normal" style:font-style-complex="normal"/>
    </style:style>
    <style:style style:name="P28" style:family="paragraph" style:parent-style-name="Standard" style:list-style-name="L1">
      <style:paragraph-properties fo:text-align="justify" style:justify-single-word="false"/>
      <style:text-properties style:font-name="arial" fo:font-style="normal" officeooo:rsid="0008b954" officeooo:paragraph-rsid="00114f3f" style:font-style-asian="normal" style:font-style-complex="normal"/>
    </style:style>
    <style:style style:name="P29" style:family="paragraph" style:parent-style-name="Standard">
      <style:paragraph-properties fo:text-align="justify" style:justify-single-word="false"/>
      <style:text-properties style:font-name="arial" fo:font-style="normal" officeooo:rsid="0008b954" officeooo:paragraph-rsid="00114f3f" style:font-style-asian="normal" style:font-style-complex="normal"/>
    </style:style>
    <style:style style:name="P30" style:family="paragraph" style:parent-style-name="Standard">
      <style:paragraph-properties fo:text-align="justify" style:justify-single-word="false"/>
      <style:text-properties style:font-name="arial" fo:font-style="normal" officeooo:rsid="0008b954" officeooo:paragraph-rsid="001578a9" style:font-style-asian="normal" style:font-style-complex="normal"/>
    </style:style>
    <style:style style:name="P31" style:family="paragraph" style:parent-style-name="Standard" style:list-style-name="L1">
      <style:paragraph-properties fo:text-align="justify" style:justify-single-word="false"/>
      <style:text-properties style:font-name="arial" fo:font-style="normal" officeooo:rsid="0009d693" officeooo:paragraph-rsid="0009d693" style:font-style-asian="normal" style:font-style-complex="normal"/>
    </style:style>
    <style:style style:name="P32" style:family="paragraph" style:parent-style-name="Standard">
      <style:paragraph-properties fo:text-align="justify" style:justify-single-word="false"/>
      <style:text-properties style:font-name="arial" fo:font-style="normal" officeooo:rsid="00132476" officeooo:paragraph-rsid="00132476" style:font-style-asian="normal" style:font-style-complex="normal"/>
    </style:style>
    <style:style style:name="P33" style:family="paragraph" style:parent-style-name="Standard" style:list-style-name="L1">
      <style:paragraph-properties fo:text-align="justify" style:justify-single-word="false"/>
      <style:text-properties style:font-name="arial" fo:font-style="normal" fo:font-weight="normal" officeooo:rsid="000d6a52" officeooo:paragraph-rsid="00114f3f" style:font-style-asian="normal" style:font-weight-asian="normal" style:font-style-complex="normal" style:font-weight-complex="normal"/>
    </style:style>
    <style:style style:name="P34" style:family="paragraph" style:parent-style-name="Standard" style:list-style-name="L5">
      <style:paragraph-properties fo:text-align="justify" style:justify-single-word="false"/>
      <style:text-properties style:font-name="arial" fo:font-style="normal" fo:font-weight="normal" officeooo:rsid="001201eb" officeooo:paragraph-rsid="001201eb" style:font-style-asian="normal" style:font-weight-asian="normal" style:font-style-complex="normal" style:font-weight-complex="normal"/>
    </style:style>
    <style:style style:name="P35" style:family="paragraph" style:parent-style-name="Standard" style:list-style-name="L8">
      <style:paragraph-properties fo:text-align="justify" style:justify-single-word="false"/>
      <style:text-properties style:font-name="arial" fo:font-style="normal" fo:font-weight="normal" officeooo:rsid="001578a9" officeooo:paragraph-rsid="001578a9" style:font-style-asian="normal" style:font-weight-asian="normal" style:font-style-complex="normal" style:font-weight-complex="normal"/>
    </style:style>
    <style:style style:name="P36" style:family="paragraph" style:parent-style-name="Standard" style:list-style-name="L1">
      <style:paragraph-properties fo:text-align="justify" style:justify-single-word="false"/>
      <style:text-properties style:font-name="arial" fo:font-style="normal" fo:font-weight="normal" officeooo:rsid="001578a9" officeooo:paragraph-rsid="001a3753" style:font-style-asian="normal" style:font-weight-asian="normal" style:font-style-complex="normal" style:font-weight-complex="normal"/>
    </style:style>
    <style:style style:name="P37" style:family="paragraph" style:parent-style-name="Standard" style:list-style-name="L8">
      <style:paragraph-properties fo:text-align="justify" style:justify-single-word="false"/>
      <style:text-properties style:font-name="arial" fo:font-style="normal" fo:font-weight="normal" officeooo:rsid="0016bb98" officeooo:paragraph-rsid="0016bb98" style:font-style-asian="normal" style:font-weight-asian="normal" style:font-style-complex="normal" style:font-weight-complex="normal"/>
    </style:style>
    <style:style style:name="P38" style:family="paragraph" style:parent-style-name="Standard" style:list-style-name="L20">
      <style:paragraph-properties fo:text-align="justify" style:justify-single-word="false"/>
      <style:text-properties style:font-name="arial" fo:font-weight="normal" officeooo:rsid="001b6e4c" officeooo:paragraph-rsid="001b6e4c" style:font-weight-asian="normal" style:font-weight-complex="normal"/>
    </style:style>
    <style:style style:name="P39" style:family="paragraph" style:parent-style-name="Standard" style:list-style-name="L20">
      <style:paragraph-properties fo:text-align="justify" style:justify-single-word="false"/>
      <style:text-properties style:font-name="arial" fo:font-weight="normal" officeooo:rsid="001c3edf" officeooo:paragraph-rsid="001c3edf" style:font-weight-asian="normal" style:font-weight-complex="normal"/>
    </style:style>
    <style:style style:name="P40" style:family="paragraph" style:parent-style-name="Standard" style:list-style-name="L20">
      <style:paragraph-properties fo:text-align="justify" style:justify-single-word="false"/>
      <style:text-properties style:font-name="arial" fo:font-weight="normal" officeooo:rsid="001d3b50" officeooo:paragraph-rsid="001d3b50" style:font-weight-asian="normal" style:font-weight-complex="normal"/>
    </style:style>
    <style:style style:name="P41" style:family="paragraph" style:parent-style-name="Standard" style:list-style-name="L6">
      <style:paragraph-properties fo:text-align="justify" style:justify-single-word="false"/>
      <style:text-properties fo:font-style="normal" officeooo:rsid="000e1b99" officeooo:paragraph-rsid="000e1b99" style:font-style-asian="normal" style:font-style-complex="normal"/>
    </style:style>
    <style:style style:name="P42" style:family="paragraph" style:parent-style-name="Standard" style:list-style-name="L1">
      <style:paragraph-properties fo:text-align="justify" style:justify-single-word="false"/>
      <style:text-properties officeooo:paragraph-rsid="0008b954"/>
    </style:style>
    <style:style style:name="P43" style:family="paragraph" style:parent-style-name="Standard">
      <style:paragraph-properties fo:text-align="justify" style:justify-single-word="false"/>
      <style:text-properties officeooo:paragraph-rsid="0008b954"/>
    </style:style>
    <style:style style:name="P44" style:family="paragraph" style:parent-style-name="Standard">
      <style:paragraph-properties fo:text-align="justify" style:justify-single-word="false"/>
      <style:text-properties officeooo:paragraph-rsid="000c9c12"/>
    </style:style>
    <style:style style:name="P45" style:family="paragraph" style:parent-style-name="Standard" style:list-style-name="L5">
      <style:paragraph-properties fo:text-align="justify" style:justify-single-word="false"/>
      <style:text-properties officeooo:paragraph-rsid="000d8494"/>
    </style:style>
    <style:style style:name="P46" style:family="paragraph" style:parent-style-name="Standard" style:list-style-name="L5">
      <style:paragraph-properties fo:text-align="justify" style:justify-single-word="false"/>
      <style:text-properties officeooo:paragraph-rsid="000d6a52"/>
    </style:style>
    <style:style style:name="P47" style:family="paragraph" style:parent-style-name="Standard" style:list-style-name="L8">
      <style:paragraph-properties fo:text-align="justify" style:justify-single-word="false"/>
      <style:text-properties officeooo:paragraph-rsid="0016bb98"/>
    </style:style>
    <style:style style:name="P48" style:family="paragraph" style:parent-style-name="Standard">
      <style:paragraph-properties fo:text-align="justify" style:justify-single-word="false"/>
      <style:text-properties officeooo:paragraph-rsid="0016bb98"/>
    </style:style>
    <style:style style:name="P49" style:family="paragraph" style:parent-style-name="Standard">
      <style:paragraph-properties fo:text-align="justify" style:justify-single-word="false"/>
      <style:text-properties officeooo:paragraph-rsid="001a3753"/>
    </style:style>
    <style:style style:name="P50" style:family="paragraph" style:parent-style-name="Standard" style:list-style-name="L4">
      <style:paragraph-properties fo:text-align="justify" style:justify-single-word="false"/>
      <style:text-properties officeooo:rsid="000c9c12" officeooo:paragraph-rsid="000c9c12"/>
    </style:style>
    <style:style style:name="P51" style:family="paragraph" style:parent-style-name="Standard" style:list-style-name="L19">
      <style:paragraph-properties fo:text-align="justify" style:justify-single-word="false"/>
      <style:text-properties fo:font-style="italic" fo:font-weight="normal" officeooo:rsid="001a3753" officeooo:paragraph-rsid="001a3753" style:font-style-asian="italic" style:font-weight-asian="normal" style:font-style-complex="italic" style:font-weight-complex="normal"/>
    </style:style>
    <style:style style:name="P52" style:family="paragraph" style:parent-style-name="Standard" style:list-style-name="L19">
      <style:paragraph-properties fo:text-align="justify" style:justify-single-word="false"/>
      <style:text-properties fo:font-style="italic" fo:font-weight="normal" officeooo:rsid="001a3826" officeooo:paragraph-rsid="001a3826" style:font-style-asian="italic" style:font-weight-asian="normal" style:font-style-complex="italic" style:font-weight-complex="normal"/>
    </style:style>
    <style:style style:name="P53" style:family="paragraph" style:parent-style-name="Standard" style:list-style-name="L19">
      <style:paragraph-properties fo:text-align="justify" style:justify-single-word="false"/>
      <style:text-properties fo:font-style="italic" fo:font-weight="normal" officeooo:rsid="001accec" officeooo:paragraph-rsid="001accec" style:font-style-asian="italic" style:font-weight-asian="normal" style:font-style-complex="italic" style:font-weight-complex="normal"/>
    </style:style>
    <style:style style:name="P54" style:family="paragraph" style:parent-style-name="Standard" style:list-style-name="L6">
      <style:paragraph-properties fo:text-align="justify" style:justify-single-word="false"/>
      <style:text-properties fo:font-style="italic" officeooo:rsid="000e1b99" officeooo:paragraph-rsid="000e1b99" style:font-style-asian="italic" style:font-style-complex="italic"/>
    </style:style>
    <style:style style:name="P55" style:family="paragraph" style:parent-style-name="Standard" style:list-style-name="L6">
      <style:paragraph-properties fo:text-align="justify" style:justify-single-word="false"/>
      <style:text-properties fo:font-style="italic" officeooo:rsid="000ff62b" officeooo:paragraph-rsid="000ff62b" style:font-style-asian="italic" style:font-style-complex="italic"/>
    </style:style>
    <style:style style:name="P56" style:family="paragraph" style:parent-style-name="Standard" style:list-style-name="L6">
      <style:paragraph-properties fo:text-align="justify" style:justify-single-word="false"/>
      <style:text-properties fo:font-style="italic" officeooo:rsid="0010f2c8" officeooo:paragraph-rsid="0010f2c8" style:font-style-asian="italic" style:font-style-complex="italic"/>
    </style:style>
    <style:style style:name="P57" style:family="paragraph" style:parent-style-name="Standard" style:list-style-name="L19">
      <style:paragraph-properties fo:text-align="justify" style:justify-single-word="false"/>
      <style:text-properties fo:font-weight="normal" officeooo:rsid="001a3753" officeooo:paragraph-rsid="001a3753" style:font-weight-asian="normal" style:font-weight-complex="normal"/>
    </style:style>
    <style:style style:name="P58" style:family="paragraph" style:parent-style-name="Text_20_body" style:list-style-name="L7">
      <style:paragraph-properties fo:margin-top="0cm" fo:margin-bottom="0cm" loext:contextual-spacing="false"/>
      <style:text-properties style:font-name="arial"/>
    </style:style>
    <style:style style:name="P59" style:family="paragraph" style:list-style-name="L7">
      <style:text-properties style:font-name="arial"/>
    </style:style>
    <style:style style:name="T1" style:family="text">
      <style:text-properties style:font-name="arial"/>
    </style:style>
    <style:style style:name="T2" style:family="text">
      <style:text-properties style:font-name="arial" fo:font-style="normal" fo:font-weight="bold" officeooo:rsid="000c9c12" style:font-style-asian="normal" style:font-weight-asian="bold" style:font-style-complex="normal" style:font-weight-complex="bold"/>
    </style:style>
    <style:style style:name="T3" style:family="text">
      <style:text-properties style:font-name="arial" fo:font-style="normal" fo:font-weight="bold" officeooo:rsid="000d6a52" style:font-style-asian="normal" style:font-weight-asian="bold" style:font-style-complex="normal" style:font-weight-complex="bold"/>
    </style:style>
    <style:style style:name="T4" style:family="text">
      <style:text-properties style:font-name="arial" fo:font-style="normal" fo:font-weight="bold" officeooo:rsid="0008b954" style:font-style-asian="normal" style:font-style-complex="normal"/>
    </style:style>
    <style:style style:name="T5" style:family="text">
      <style:text-properties style:font-name="arial" fo:font-style="normal" fo:font-weight="normal" officeooo:rsid="0008b954" style:font-style-asian="normal" style:font-weight-asian="normal" style:font-style-complex="normal" style:font-weight-complex="normal"/>
    </style:style>
    <style:style style:name="T6" style:family="text">
      <style:text-properties style:font-name="arial" fo:font-style="normal" fo:font-weight="normal" officeooo:rsid="000d8494" style:font-style-asian="normal" style:font-weight-asian="normal" style:font-style-complex="normal" style:font-weight-complex="normal"/>
    </style:style>
    <style:style style:name="T7" style:family="text">
      <style:text-properties style:font-name="arial" fo:font-style="normal" fo:font-weight="normal" officeooo:rsid="001209a1" style:font-style-asian="normal" style:font-weight-asian="normal" style:font-style-complex="normal" style:font-weight-complex="normal"/>
    </style:style>
    <style:style style:name="T8" style:family="text">
      <style:text-properties style:font-name="arial" fo:font-style="normal" style:font-style-asian="normal" style:font-style-complex="normal"/>
    </style:style>
    <style:style style:name="T9" style:family="text">
      <style:text-properties style:font-name="arial" fo:font-style="normal" officeooo:rsid="0008b954" style:font-style-asian="normal" style:font-style-complex="normal"/>
    </style:style>
    <style:style style:name="T10" style:family="text">
      <style:text-properties style:font-name="arial" fo:font-style="normal" officeooo:rsid="0010f2c8" style:font-style-asian="normal" style:font-style-complex="normal"/>
    </style:style>
    <style:style style:name="T11" style:family="text">
      <style:text-properties style:font-name="arial" fo:font-style="normal" officeooo:rsid="0015178d" style:font-style-asian="normal" style:font-style-complex="normal"/>
    </style:style>
    <style:style style:name="T12" style:family="text">
      <style:text-properties style:font-name="arial" fo:font-style="normal" officeooo:rsid="000d6a52" style:font-style-asian="normal" style:font-style-complex="normal"/>
    </style:style>
    <style:style style:name="T13" style:family="text">
      <style:text-properties style:font-name="arial" fo:font-style="italic" officeooo:rsid="0008b954" style:font-style-asian="italic" style:font-style-complex="italic"/>
    </style:style>
    <style:style style:name="T14" style:family="text">
      <style:text-properties style:font-name="arial" fo:font-style="italic" fo:font-weight="normal" officeooo:rsid="000d6a52" style:font-style-asian="italic" style:font-weight-asian="normal" style:font-style-complex="italic" style:font-weight-complex="normal"/>
    </style:style>
    <style:style style:name="T15" style:family="text">
      <style:text-properties style:font-name="arial" fo:font-style="italic" fo:font-weight="normal" officeooo:rsid="000d8494" style:font-style-asian="italic" style:font-weight-asian="normal" style:font-style-complex="italic" style:font-weight-complex="normal"/>
    </style:style>
    <style:style style:name="T16" style:family="text">
      <style:text-properties style:font-name="arial" officeooo:rsid="0008b954"/>
    </style:style>
    <style:style style:name="T17" style:family="text">
      <style:text-properties fo:font-style="italic" style:font-style-asian="italic" style:font-style-complex="italic"/>
    </style:style>
    <style:style style:name="T18" style:family="text">
      <style:text-properties fo:font-style="italic" officeooo:rsid="0009d693" style:font-style-asian="italic" style:font-style-complex="italic"/>
    </style:style>
    <style:style style:name="T19" style:family="text">
      <style:text-properties fo:font-style="italic" fo:font-weight="normal" officeooo:rsid="001d3b50"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09d693" style:font-style-asian="normal" style:font-style-complex="normal"/>
    </style:style>
    <style:style style:name="T22" style:family="text">
      <style:text-properties fo:font-style="normal" officeooo:rsid="0008b954" style:font-style-asian="normal" style:font-style-complex="normal"/>
    </style:style>
    <style:style style:name="T23" style:family="text">
      <style:text-properties fo:font-style="normal" officeooo:rsid="000cd4c5" style:font-style-asian="normal" style:font-style-complex="normal"/>
    </style:style>
    <style:style style:name="T24" style:family="text">
      <style:text-properties fo:font-style="normal" officeooo:rsid="000d8494" style:font-style-asian="normal" style:font-style-complex="normal"/>
    </style:style>
    <style:style style:name="T25" style:family="text">
      <style:text-properties fo:font-style="normal" officeooo:rsid="001209a1" style:font-style-asian="normal" style:font-style-complex="normal"/>
    </style:style>
    <style:style style:name="T26" style:family="text">
      <style:text-properties fo:font-style="normal" officeooo:rsid="000d6a52" style:font-style-asian="normal" style:font-style-complex="normal"/>
    </style:style>
    <style:style style:name="T27" style:family="text">
      <style:text-properties fo:font-style="normal" officeooo:rsid="001c3edf" style:font-style-asian="normal" style:font-style-complex="normal"/>
    </style:style>
    <style:style style:name="T28" style:family="text">
      <style:text-properties fo:font-style="normal" officeooo:rsid="001c630f" style:font-style-asian="normal" style:font-style-complex="normal"/>
    </style:style>
    <style:style style:name="T29" style:family="text">
      <style:text-properties fo:font-style="normal" officeooo:rsid="001b6e4c" style:font-style-asian="normal" style:font-style-complex="normal"/>
    </style:style>
    <style:style style:name="T30" style:family="text">
      <style:text-properties fo:font-style="normal" officeooo:rsid="001d3b50" style:font-style-asian="normal" style:font-style-complex="normal"/>
    </style:style>
    <style:style style:name="T31" style:family="text">
      <style:text-properties fo:font-style="normal" fo:font-weight="bold" officeooo:rsid="000d6a52" style:font-style-asian="normal" style:font-weight-asian="bold" style:font-style-complex="normal" style:font-weight-complex="bold"/>
    </style:style>
    <style:style style:name="T32" style:family="text">
      <style:text-properties fo:font-style="normal" fo:font-weight="normal" officeooo:rsid="001d3b50" style:font-style-asian="normal" style:font-weight-asian="normal" style:font-style-complex="normal" style:font-weight-complex="normal"/>
    </style:style>
    <style:style style:name="T33" style:family="text">
      <style:text-properties fo:font-weight="bold" officeooo:rsid="000d6a52" style:font-weight-asian="bold" style:font-weight-complex="bold"/>
    </style:style>
    <style:style style:name="T34" style:family="text">
      <style:text-properties officeooo:rsid="000cd4c5"/>
    </style:style>
    <style:style style:name="T35" style:family="text">
      <style:text-properties officeooo:rsid="000d6a52"/>
    </style:style>
    <style:style style:name="T36" style:family="text">
      <style:text-properties style:font-name="arial"/>
    </style:style>
    <style:style style:name="T37" style:family="text">
      <style:text-properties style:font-name="arial" fo:font-style="italic" style:text-underline-style="none" style:font-style-asian="italic" style:font-style-complex="italic"/>
    </style:style>
    <style:style style:name="T38" style:family="text">
      <style:text-properties style:font-name="arial" fo:font-style="italic" style:font-style-asian="italic" style:font-style-complex="italic"/>
    </style:style>
    <style:style style:name="T39" style:family="text">
      <style:text-properties style:font-name="arial" fo:font-style="italic" fo:font-weight="normal" officeooo:rsid="0016bb98" style:font-style-asian="italic" style:font-weight-asian="normal" style:font-style-complex="italic" style:font-weight-complex="normal"/>
    </style:style>
    <style:style style:name="T40" style:family="text">
      <style:text-properties style:font-name="arial" fo:font-style="normal" style:font-style-asian="normal" style:font-style-complex="normal"/>
    </style:style>
    <style:style style:name="T41" style:family="text">
      <style:text-properties style:font-name="arial" fo:font-style="normal" officeooo:rsid="0008b954" style:font-style-asian="normal" style:font-style-complex="normal"/>
    </style:style>
    <style:style style:name="T42" style:family="text">
      <style:text-properties style:font-name="arial" fo:font-style="normal" officeooo:rsid="001209a1" style:font-style-asian="normal" style:font-style-complex="normal"/>
    </style:style>
    <style:style style:name="T43" style:family="text">
      <style:text-properties style:font-name="arial" fo:font-style="normal" fo:font-weight="bold" style:font-style-asian="normal" style:font-style-complex="normal"/>
    </style:style>
    <style:style style:name="T44" style:family="text">
      <style:text-properties style:font-name="arial" fo:font-style="normal" fo:font-weight="normal" style:font-style-asian="normal" style:font-weight-asian="normal" style:font-style-complex="normal" style:font-weight-complex="normal"/>
    </style:style>
    <style:style style:name="T45" style:family="text">
      <style:text-properties style:font-name="arial" fo:font-style="normal" fo:font-weight="normal" officeooo:rsid="0016bb98" style:font-style-asian="normal" style:font-weight-asian="normal" style:font-style-complex="normal" style:font-weight-complex="normal"/>
    </style:style>
    <style:style style:name="T46" style:family="text">
      <style:text-properties style:font-name="arial" fo:font-style="normal" fo:font-weight="normal" officeooo:rsid="00185745" style:font-style-asian="normal" style:font-weight-asian="normal" style:font-style-complex="normal" style:font-weight-complex="normal"/>
    </style:style>
    <style:style style:name="T47" style:family="text">
      <style:text-properties style:font-name="arial" fo:font-size="12pt" fo:font-style="normal" officeooo:rsid="000d8494" style:font-style-asian="normal" style:font-style-complex="normal"/>
    </style:style>
    <style:style style:name="T48" style:family="text">
      <style:text-properties style:font-name="arial" officeooo:rsid="0016bb98"/>
    </style:style>
    <style:style style:name="T49" style:family="text">
      <style:text-properties style:font-name="arial" fo:font-weight="normal" officeooo:rsid="00185745" style:font-weight-asian="normal" style:font-weight-complex="normal"/>
    </style:style>
    <style:style style:name="T50" style:family="text">
      <style:text-properties officeooo:rsid="001b6e4c"/>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ATIVIDADES</text:h>
      <text:list xml:id="list2038333084" text:style-name="L1">
        <text:list-item>
          <text:p text:style-name="P9">Faça um resumo do que foi pedido (mínimo de 10 linhas) e formule 5 (cinco) questões, com as respectivas respostas, sobre o <text:span text:style-name="T17">capítulo</text:span> <text:span text:style-name="T17">1</text:span>.</text:p>
          <text:p text:style-name="P11">Resposta:</text:p>
          <text:p text:style-name="P27">Uma rede é um sistema de comunicação de dados onde é possível a troca de informações. Em uma rede sempre deve haver alguns componentes básicos como o emissor, o receptor e o meio. Quando abordamos as redes de computadores, os componentes dessa mesma rede podem possuir configurações diferentes. Em rede de computadores temos sempre alguns componentes básicos de Hardware, sendo eles, computador, meio físico de comunicação, dispositivo de conexão a rede e dispositivo de roteamento. As redes <text:s/>são nomeadas de acordo com a sua abrangência geográfica podendo ser locais (LAN), metropolitanas (MAN) ou de grande extensão (WAN).Outro termo importante a se tomar conhecimento e a topologia de uma rede, podendo essa ser física (layout do esquema de cabeamento) ou lógica (descrição de fluxo dos dados pelo meio de transmissão).Entre as topologias físicas podemos citar barramento, estrela, anel e híbridas,cada uma possui seu caso de uso incluindo vantagens e desvantagens que devem ser bem analisados. Já a topologia lógica podemos citar várias: CSMA/CD(Ethernet), CSMA/CA (Sem fio) e token passing. Todas possuem o objetivo de garantir o tráfego dos dados sem interrupção e lentidão para toda rede. Para padronizar os componentes de redes para que pudessem trabalhar juntos, foi implementado o Modelo OSI. Este modelo estabelece os padrões para comunicação de diferentes dispositivos de rede e é divididos em camadas. Cada camada OSI individual tem um conjunto de funções que ela deve executar para que os pacotes de dados trafeguem de uma origem a um</text:p>
          <text:p text:style-name="P27">destino em uma rede.</text:p>
          <text:p text:style-name="P27">As sete camadas do modelo são Aplicação -&gt; Apresentação -&gt; Sessão -&gt; Rede -&gt; Transporte -&gt; Enlace -&gt; Física.</text:p>
        </text:list-item>
      </text:list>
      <text:p text:style-name="P44"><text:span text:style-name="T2"><text:tab/>Perguntas: </text:span><text:span text:style-name="T5"><text:tab/></text:span></text:p>
      <text:list xml:id="list3855551028" text:style-name="L4">
        <text:list-item>
          <text:p text:style-name="P50"><text:span text:style-name="T5">Qual topologia é mais usada em Projetos de Cabeamento estruturados ?</text:span></text:p>
          <text:p text:style-name="P50"><text:span text:style-name="T5">R: <text:s/>topologia em estrela Hierárquica</text:span></text:p>
        </text:list-item>
        <text:list-item>
          <text:p text:style-name="P50"><text:span text:style-name="T5">Por que o modelo OSI foi desenvolvido?</text:span></text:p>
          <text:p text:style-name="P50"><text:span text:style-name="T5">R: <text:s/>Para padronizar os componentes de rede <text:s/>permitindo o desenvolvimento e o suporte por parte de vários fabricantes.</text:span></text:p>
        </text:list-item>
        <text:list-item>
          <text:p text:style-name="P50"><text:span text:style-name="T5">Qual a diferença entre a topologia física e a topologia Lógica de uma rede?</text:span></text:p>
          <text:p text:style-name="P50"><text:span text:style-name="T5">R: a topologia física está relacionada a como os pontos da rede estão conectado enquanto a lógica esta relacionada a como os dados são transmitidos em uma rede.</text:span></text:p>
        </text:list-item>
        <text:list-item>
          <text:p text:style-name="P50"><text:span text:style-name="T5">Qual o processo adotado para categorizar uma rede de computadores ?</text:span></text:p>
          <text:p text:style-name="P50"><text:span text:style-name="T5">R: É observado a abrangência geográfica dessa rede em questão.</text:span></text:p>
        </text:list-item>
        <text:list-item>
          <text:p text:style-name="P50"><text:soft-page-break/><text:span text:style-name="T5">Quais são os componentes básicos de um sistema de comunicação ?</text:span></text:p>
          <text:p text:style-name="P50"><text:span text:style-name="T5">R: Emissor, Receptor, meio de transmissão e mensagem.</text:span></text:p>
        </text:list-item>
      </text:list>
      <text:p text:style-name="P26"/>
      <text:list xml:id="list233636238151968" text:continue-list="list2038333084" text:style-name="L1">
        <text:list-item>
          <text:p text:style-name="P9">Faça um resumo do que foi pedido (mínimo de 10 linhas) e formule 5 (cinco) questões, com as respectivas respostas, sobre o <text:span text:style-name="T17">capítulo</text:span> <text:span text:style-name="T17">2</text:span>.</text:p>
          <text:p text:style-name="P11">Resposta: </text:p>
          <text:p text:style-name="P11"/>
          <text:p text:style-name="P42"><text:span text:style-name="T9">As LAN são usadas em larga escala para interligar computadores, servidores, roteadores, e outros equipamentos de comunicação. Elas proporcionam a possibilidade de transmitir dados com alta taxa de transmissão (atualmente, 1 Gbps ou mais), com baixo custo e alta qualidade de transmissão. No entanto, as distâncias entre equipamentos são da ordem de até algumas dezenas de metros (ou algumas poucas centenas de metros, dependendo do tipo de cabeamento). Um conjunto de </text:span><text:span text:style-name="T4">padrões</text:span><text:span text:style-name="T9"> definido para LANs especifica uma faixa de taxas de dados e abrange uma variedade de topologias e meios de transmissão, sendo IEEE 802.3 e correlatos os padrões mais difundidos. </text:span><text:span text:style-name="T1">Algumas tecnologias para LAN são: </text:span><text:span text:style-name="T37">Ethernet (IEEE 802.3): </text:span><text:span text:style-name="T1">largamente utilizada hoje em dia, na prática domina amplamente o cenário de redes locais. Oferece taxas de transmissão de 10 Mbps, 100 Mbps, 1 Gbps, 10 Gbps, 40 Gbps e 100 Gbps. O cabeamento pode ser coaxial, par trançado ou fibra ótica. </text:span></text:p>
          <text:p text:style-name="Text_20_body"><text:span text:style-name="T17">Token Ring (IEEE 802.5): </text:span>foi usada nos anos 80 e início dos anos 90, mas está em desuso ... muito difícil de encontrar uma rede local deste tipo hoje em dia. As taxas de transmissão eram de 4 Mbps e 16 Mbps, e uma versão de 100 Mbps chegou a ser desenvolvida. Usava cabos par trançado blindados e não-blindados. </text:p>
          <text:p text:style-name="P58"/>
          <text:p text:style-name="P27"/>
          <text:p text:style-name="P27"/>
        </text:list-item>
      </text:list>
      <text:p text:style-name="P26"><text:tab/><text:span text:style-name="T33">Perguntas:</text:span></text:p>
      <text:list xml:id="list2098562641" text:style-name="L5">
        <text:list-item>
          <text:p text:style-name="P34">Quais são as taxas de transmissão de uma rede <text:span text:style-name="T38">Token Ring ?</text:span></text:p>
          <text:p text:style-name="P15">R: <text:span text:style-name="T22"><text:s/></text:span><text:span text:style-name="T9">As taxas de transmissão </text:span><text:span text:style-name="T42">de uma rede Token Ring são </text:span><text:span text:style-name="T9">de 4 Mbps </text:span><text:span text:style-name="T42">a </text:span><text:span text:style-name="T9">16 Mbps.</text:span></text:p>
          <text:p text:style-name="P14"><text:span text:style-name="T22"/></text:p>
        </text:list-item>
        <text:list-item>
          <text:p text:style-name="P19"><text:span text:style-name="T20">Qual tecnologia é mais utilizada em LANs atualmente ?</text:span></text:p>
          <text:p text:style-name="P14">R:<text:span text:style-name="T20"> <text:s/></text:span><text:span text:style-name="T25">A tecnologia Ethernet e seus padrões.</text:span></text:p>
          <text:p text:style-name="P14"><text:span text:style-name="T22"/></text:p>
        </text:list-item>
        <text:list-item>
          <text:p text:style-name="P19"><text:span text:style-name="T20">Quais tipos de cabos podem ser utilizados em uma rede local ?</text:span></text:p>
          <text:p text:style-name="P15"><text:span text:style-name="T20">R: </text:span><text:span text:style-name="T8">O cabeamento </text:span><text:span text:style-name="T42">de uma LAN </text:span><text:span text:style-name="T8">pode ser coaxial, par trançado ou fibra ótica. </text:span></text:p>
          <text:p text:style-name="P14"><text:span text:style-name="T22"/></text:p>
        </text:list-item>
        <text:list-item>
          <text:p text:style-name="P19"><text:span text:style-name="T20">Qual é a topologia que deve ser usada ao utilizar a tecnologia Token Ring ?</text:span></text:p>
          <text:p text:style-name="P46"><text:span text:style-name="T14">R: </text:span><text:span text:style-name="T7">Os hosts da rede devem estar conectados através da topologia</text:span><text:span text:style-name="T47"> em anel ou em estrela. </text:span></text:p>
          <text:p text:style-name="P17"><text:soft-page-break/><text:span text:style-name="T20"/></text:p>
        </text:list-item>
        <text:list-item>
          <text:p text:style-name="P19"><text:span text:style-name="T20">Quais as velocidades suportadas pelo padrão Ethernet ?</text:span></text:p>
          <text:p text:style-name="P45"><text:span text:style-name="T15">R:</text:span><text:span text:style-name="T6"> </text:span><text:span text:style-name="T44">Os</text:span><text:span text:style-name="T8"> padrões atuais (2008) do protocolo </text:span><text:span text:style-name="T44">Ethernet</text:span><text:span text:style-name="T43"> </text:span><text:span text:style-name="T44">são</text:span><text:span text:style-name="T43"> </text:span><text:span text:style-name="T44">os</text:span><text:span text:style-name="T8"> seguintes: 10 megabits/seg: 10Base-T </text:span><text:span text:style-name="T44">Ethernet</text:span><text:span text:style-name="T8"> (IEEE 802.3) 100 megabits/seg: Fast </text:span><text:span text:style-name="T44">Ethernet</text:span><text:span text:style-name="T8"> (IEEE 802.3u) 1 gigabits/seg: Gigabit </text:span><text:span text:style-name="T44">Ethernet</text:span><text:span text:style-name="T8"> (IEEE 802.3z)</text:span></text:p>
        </text:list-item>
      </text:list>
      <text:p text:style-name="P32"/>
      <text:list xml:id="list233635281656422" text:continue-list="list233636238151968" text:style-name="L1">
        <text:list-header>
          <text:p text:style-name="P11"/>
        </text:list-header>
        <text:list-item>
          <text:p text:style-name="P9">Formule 5 (cinco) questões, com as respectivas respostas, sobre o <text:span text:style-name="T17">capítulo</text:span> <text:span text:style-name="T17">3</text:span>.</text:p>
          <text:p text:style-name="P42"><text:span text:style-name="T13">Resposta:</text:span></text:p>
        </text:list-item>
      </text:list>
      <text:list xml:id="list4204823767" text:style-name="L6">
        <text:list-item>
          <text:p text:style-name="P41"><text:span text:style-name="T1">O que leva uma empresa a adotar um SCNE ?</text:span></text:p>
          <text:p text:style-name="P54"><text:span text:style-name="T1">R:</text:span><text:span text:style-name="T8"> O principal motivo é a falta de conhecimento das desvantagens geradas por essa abordagem em questão.</text:span></text:p>
        </text:list-item>
        <text:list-item>
          <text:p text:style-name="P55"><text:span text:style-name="T8">Em sua opinião qual é o motivo pelo qual um SCNE não deve ser implementado em uma empresa?</text:span></text:p>
          <text:p text:style-name="P55"><text:span text:style-name="T1">R: </text:span><text:span text:style-name="T8">Ele limita o crescimento da empresa, fazendo com que não possa utilizar tecnologias atuais, essa defasagem cria uma falta de competitividade muito prejudicial a empresa.</text:span></text:p>
        </text:list-item>
        <text:list-item>
          <text:p text:style-name="P55"><text:span text:style-name="T8">A qualidade dos componentes implementados em um Sistema de cabeamento pode causar quedas da rede ?</text:span></text:p>
          <text:p text:style-name="P55"><text:span text:style-name="T1">R: </text:span><text:span text:style-name="T8">Sim, <text:s/>este é um dos principais fatores que podem causar a paralisação de uma rede.</text:span></text:p>
        </text:list-item>
        <text:list-item>
          <text:p text:style-name="P55"><text:span text:style-name="T8">Qual acontecimento da década de 80 abriu caminho para adoção dos SCNE ?</text:span></text:p>
          <text:p text:style-name="P55"><text:span text:style-name="T1">R:</text:span><text:span text:style-name="T8"> <text:s/></text:span><text:span text:style-name="T10">A </text:span><text:span text:style-name="T8">desregulamentação dos serviços de telecomunicações.</text:span></text:p>
        </text:list-item>
        <text:list-item>
          <text:p text:style-name="P56"><text:span text:style-name="T8">É possível determinar a vida útil de um SCNE ?</text:span></text:p>
          <text:p text:style-name="P56"><text:span text:style-name="T1">R: </text:span><text:span text:style-name="T8">Não, tendo em vista que a falta de organização seria o fator principal da sua falha como serviço.</text:span></text:p>
        </text:list-item>
      </text:list>
      <text:list xml:id="list233636077114954" text:continue-list="list233635281656422" text:style-name="L1">
        <text:list-header>
          <text:p text:style-name="P11"/>
        </text:list-header>
        <text:list-item>
          <text:p text:style-name="P9">Faça um resumo do que foi pedido (mínimo de 10 linhas) e formule 5 (cinco) questões, com as respectivas respostas, sobre o <text:span text:style-name="T17">capítulo</text:span> <text:span text:style-name="T17">4</text:span>.</text:p>
          <text:p text:style-name="P11">Resposta:</text:p>
          <text:p text:style-name="P28">Um S<text:span text:style-name="T34">istema de </text:span>C<text:span text:style-name="T34">abeamento </text:span>E<text:span text:style-name="T34">struturado</text:span> é um conjunto de cabos e produtos de conectividade que integra serviços como voz, dados, vídeos e outros sistemas de administração de um edifício, tais como alarmes, sistemas de segurança, sistemas de energia e controle de ambiente. Um sistema de cabeamento estruturado é disposto de forma a ser facilmente redirecionado para fornecer um caminho de transmissão de dados ou voz entre quaisquer pontos de uma rede. Os <text:span text:style-name="T34">principais </text:span>elementos que constituem um SCE são: racks, painéis de distribuição, elementos de conexão, tomadas padronizadas. Um SCE permite a transmissão de qualquer serviço de comunicação através de um único sistema de cabeamento universal. Os sistemas <text:span text:style-name="T35">e</text:span>struturados suportam altas taxas de transmissão, permitem rápidas mudanças de layout e ampliações, sem interrupção dos serviços dos usuários.</text:p>
          <text:p text:style-name="P28"/>
        </text:list-item>
      </text:list>
      <text:p text:style-name="P29"><text:soft-page-break/><text:span text:style-name="T33"/></text:p>
      <text:p text:style-name="P29"><text:span text:style-name="T33"/></text:p>
      <text:list xml:id="list233636781913869" text:continue-numbering="true" text:style-name="L1">
        <text:list-header>
          <text:p text:style-name="P28"><text:span text:style-name="T33"/></text:p>
          <text:p text:style-name="P28"><text:span text:style-name="T33"/></text:p>
          <text:p text:style-name="P28"><text:span text:style-name="T33">Perguntas:</text:span></text:p>
          <text:p text:style-name="P33">Liste as principais vantagens de um SCE.</text:p>
          <text:p text:style-name="P16">R: <text:span text:style-name="T20">T</text:span><text:span text:style-name="T22">ransmissão de qualquer serviço de comunicação através de um único sistema de cabeamento universal. </text:span><text:span text:style-name="T20">S</text:span><text:span text:style-name="T22">uport</text:span><text:span text:style-name="T20">e a</text:span><text:span text:style-name="T22"> altas taxas de transmissão, p</text:span><text:span text:style-name="T20">ossibilidade de</text:span><text:span text:style-name="T22"> rápidas mudanças de layout e ampliações, sem interrupção dos serviços dos usuários.</text:span></text:p>
          <text:p text:style-name="P16"><text:span text:style-name="T22"/></text:p>
          <text:p text:style-name="P16"><text:span text:style-name="T22">Q</text:span><text:span text:style-name="T20">uais são os principais componentes de um SCE ?</text:span></text:p>
          <text:p text:style-name="P16">R:<text:span text:style-name="T20"> <text:s/></text:span><text:span text:style-name="T22">racks, painéis de distribuição, elementos de conexão, tomadas padronizadas.</text:span></text:p>
          <text:p text:style-name="P16"><text:span text:style-name="T22"/></text:p>
          <text:p text:style-name="P16"><text:span text:style-name="T22">Q</text:span><text:span text:style-name="T20">ual seria a melhor definição para um sistema de cabeamento estruturado ?</text:span></text:p>
          <text:p text:style-name="P16"><text:span text:style-name="T20">R: </text:span><text:span text:style-name="T22">Um S</text:span><text:span text:style-name="T23">istema de </text:span><text:span text:style-name="T22">C</text:span><text:span text:style-name="T23">abeamento </text:span><text:span text:style-name="T22">E</text:span><text:span text:style-name="T23">struturado</text:span><text:span text:style-name="T22"> é um conjunto de cabos e produtos de conectividade que integra serviços como voz, dados, vídeos e outros sistemas de administração de um edifício, tais como alarmes, sistemas de segurança, sistemas de energia e controle de ambiente.</text:span></text:p>
          <text:p text:style-name="P16"><text:span text:style-name="T22"/></text:p>
          <text:p text:style-name="P16"><text:span text:style-name="T22">Q</text:span><text:span text:style-name="T20">uais as vantagens de não usar um SCE ?</text:span></text:p>
          <text:p text:style-name="P16">R: <text:span text:style-name="T24">Não é possível citar nenhuma, pois apesar de parecer mais barata pode gerar inúmeros problemas inclusive prejuízos.</text:span></text:p>
          <text:p text:style-name="P18"><text:span text:style-name="T20"/></text:p>
          <text:p text:style-name="P18"><text:span text:style-name="T20">Qual principal fator da qualidade de um SCE ?</text:span></text:p>
          <text:p text:style-name="P18">R:<text:span text:style-name="T20"> Um SCE</text:span> <text:span text:style-name="T20">deve atender a requisitos especificados por diversas normas, que foram criadas com o objetivo de unificar o suporte a todos os serviços de telecomunicações.</text:span></text:p>
        </text:list-header>
      </text:list>
      <text:p text:style-name="P12"/>
      <text:list xml:id="list233635399082756" text:continue-numbering="true" text:style-name="L1">
        <text:list-item>
          <text:p text:style-name="P9">Faça um resumo do que foi pedido (mínimo de 10 linhas) e formule 5 (cinco) questões, com as respectivas respostas, sobre o <text:span text:style-name="T17">capítulo</text:span> <text:span text:style-name="T17">5</text:span>.</text:p>
          <text:p text:style-name="P11">Resposta:</text:p>
        </text:list-item>
      </text:list>
      <text:p text:style-name="P43"><text:span text:style-name="T13"><text:tab/></text:span><text:span text:style-name="T11">A</text:span><text:span text:style-name="T1">s <text:tab/>principais normatizações que influenciam na implementação do cabeamento <text:tab/>estruturado <text:s/>são internacionais, portanto, foram criadas por <text:tab/>institutos e associações <text:tab/>renomados, como a IEEE (Institute of Electrical and <text:tab/>Eletronics Engineers), TIA (<text:tab/>Telecomunications Industry Association) e EIA (Eletronics Industry <text:tab/>Association).Todos esses padrões definem o tipo de cabo <text:tab/>utilizado, bem como os <text:tab/>limites e requisitos (distância, segmentos, frequência etc.) <text:tab/>que a estrutura deve <text:tab/>atender para garantir o funcionamento adequado. As normas que definem como <text:tab/>devem ser feitos os sistemas de cabeamento <text:tab/>estruturado procuram endereçar as <text:tab/>principais preocupações ao longo do processo de instalação do cabeamento <text:tab/>estruturado. Além de endereçar os elementos funcionais que devem fazer parte da <text:tab/>implementação de cabeamento estruturado na empresa, as normas também <text:tab/>designam uma hierarquia para que o cabeamento seja montado.</text:span></text:p>
      <text:p text:style-name="P30"><text:soft-page-break/><text:span text:style-name="T33">Perguntas:<text:tab/></text:span></text:p>
      <text:list xml:id="list3878594482" text:style-name="L8">
        <text:list-item>
          <text:p text:style-name="P35"><text:span text:style-name="T1">Quais os institutos responsáveis pela criação de normas de SCE ?</text:span></text:p>
          <text:p text:style-name="P20"><text:span text:style-name="T1">R: IEEE (Institute of Electrical and Eletronics Engineers), TIA (Telecomunications Industry Association) e EIA (Eletronics Industry Association).</text:span></text:p>
        </text:list-item>
        <text:list-item>
          <text:p text:style-name="P37"><text:span text:style-name="T1">O que essas normas definem ?</text:span></text:p>
          <text:p text:style-name="P21"><text:span text:style-name="T1">R: </text:span><text:span text:style-name="T8">padrões definem o tipo de cabo utilizado, bem como os limites e requisitos (distância, segmentos, frequência etc.).</text:span></text:p>
        </text:list-item>
        <text:list-item>
          <text:p text:style-name="P21"><text:span text:style-name="T8">Quais cabos podem ser usados segundo as normas?</text:span></text:p>
          <text:p text:style-name="P47"><text:span text:style-name="T39">R:O</text:span><text:span text:style-name="T8">s cabos trançados e os de fibra óptica.</text:span></text:p>
        </text:list-item>
        <text:list-item>
          <text:p text:style-name="P22"><text:span text:style-name="Strong_20_Emphasis"><text:span text:style-name="T46">O que estas normas garantem?</text:span></text:span></text:p>
          <text:p text:style-name="P22"><text:span text:style-name="Strong_20_Emphasis"><text:span text:style-name="T49">R:</text:span></text:span><text:span text:style-name="Strong_20_Emphasis"><text:span text:style-name="T46"> As </text:span></text:span><text:span text:style-name="Strong_20_Emphasis"><text:span text:style-name="T44">melhores práticas e o maior aproveitamento de recursos dos equipamentos.</text:span></text:span></text:p>
        </text:list-item>
        <text:list-item>
          <text:p text:style-name="P21"><text:span text:style-name="T8">Quais as principais normas ?</text:span></text:p>
        </text:list-item>
      </text:list>
      <text:p text:style-name="P48"><text:span text:style-name="T39"><text:tab/><text:tab/><text:tab/>R:</text:span><text:span text:style-name="T45"> </text:span><text:span text:style-name="T8">IA/EIA-568-C.0, </text:span><text:span text:style-name="T1">TIA 569-B, ANSI/TIA-606-A , ANSI/TIA-607-<text:tab/><text:tab/><text:tab/><text:tab/>B, ANSI/TIA-758-A , ANSI/TIA-862, ANSI/TIA/EIA-1005, TIA-942,</text:span><text:span text:style-name="T48"><text:tab/><text:tab/><text:tab/><text:tab/>I</text:span><text:span text:style-name="T1">EEE-100BASE-TX,TIA/EIA-568-C.3.</text:span></text:p>
      <text:p text:style-name="P48"><text:span text:style-name="T1"><text:tab/><text:tab/><text:tab/></text:span></text:p>
      <text:p text:style-name="P13"/>
      <text:list xml:id="list233635100119057" text:continue-list="list233635399082756" text:style-name="L1">
        <text:list-item>
          <text:p text:style-name="P9">Formule 6(seis) questões, com as respectivas respostas, sobre o <text:span text:style-name="T17">capítulo</text:span> <text:span text:style-name="T17">6</text:span>.</text:p>
          <text:p text:style-name="P11">Resposta:</text:p>
          <text:p text:style-name="P11"><text:span text:style-name="T31"/></text:p>
        </text:list-item>
      </text:list>
      <text:p text:style-name="P49"><text:span text:style-name="T3"><text:tab/>Perguntas:<text:tab/></text:span></text:p>
      <text:list xml:id="list4143813768" text:style-name="L19">
        <text:list-item>
          <text:p text:style-name="P57"><text:span text:style-name="T12">Q</text:span><text:span text:style-name="T8">ual o padrão adotado para Prédios Comerciais ?</text:span></text:p>
          <text:p text:style-name="P51"><text:span text:style-name="T1">R: </text:span><text:span text:style-name="T9">O padrão adotado em Prédios Comerciais e Residenciais segue a Norma TIA/EIA-568-B.</text:span></text:p>
        </text:list-item>
        <text:list-item>
          <text:p text:style-name="P52"><text:span text:style-name="T9">Q</text:span><text:span text:style-name="T8">uanto tempo de vida útil o projeto que segue </text:span><text:span text:style-name="T9">a </text:span><text:span text:style-name="T8">n</text:span><text:span text:style-name="T9">orma TIA/EIA-568-B </text:span><text:span text:style-name="T8">deve ter ?</text:span></text:p>
          <text:p text:style-name="P52"><text:span text:style-name="T16">R: </text:span><text:span text:style-name="T8">Deve</text:span><text:span text:style-name="T1"> </text:span><text:span text:style-name="T9">apresentar uma vida útil de dez anos.</text:span></text:p>
        </text:list-item>
        <text:list-item>
          <text:p text:style-name="P52"><text:span text:style-name="T9">Q</text:span><text:span text:style-name="T8">ual o objetivo da n</text:span><text:span text:style-name="T9">orma TIA/EIA-568-B ?</text:span></text:p>
          <text:p text:style-name="P52"><text:span text:style-name="T16">R: </text:span><text:span text:style-name="T1">F</text:span><text:span text:style-name="T9">ornece</text:span><text:span text:style-name="T8">r</text:span><text:span text:style-name="T9"> recomendações e práticas de projetos para sistemas de cabeamento estruturado em novos edifícios ou edifícios reformados para reduzir o problema de distribuição de cabos e fornece a metodologia de testes para classificá-los.</text:span></text:p>
        </text:list-item>
        <text:list-item>
          <text:p text:style-name="P52"><text:span text:style-name="T9">C</text:span><text:span text:style-name="T8">omo a n</text:span><text:span text:style-name="T9">orma TIA/EIA-568-B <text:s/></text:span><text:span text:style-name="T8">é organizada ?</text:span></text:p>
          <text:p text:style-name="P52"><text:span text:style-name="T16">R: </text:span><text:span text:style-name="T1">A </text:span><text:span text:style-name="T9">norma foi dividida em 3 documentos que atualmente contam com suas revisões.</text:span></text:p>
        </text:list-item>
        <text:list-item>
          <text:p text:style-name="P52"><text:span text:style-name="T8">Qual o </text:span><text:span text:style-name="T9">documento </text:span><text:span text:style-name="T8">que </text:span><text:span text:style-name="T9">especifica um sistema genérico de cabeamento de telecomunicações para edifícios</text:span></text:p>
          <text:p text:style-name="P52"><text:span text:style-name="T9">comerciais.</text:span></text:p>
          <text:p text:style-name="P53"><text:span text:style-name="T16">R: </text:span><text:span text:style-name="T8">A norma</text:span><text:span text:style-name="T1"> </text:span><text:span text:style-name="T9">TIA/EIA-568-B.1.</text:span></text:p>
        </text:list-item>
        <text:list-item>
          <text:p text:style-name="P53"><text:span text:style-name="T9">A </text:span><text:span text:style-name="T8">que se refere o adendo TIA/EIA-568-B.1-1 ?</text:span></text:p>
          <text:p text:style-name="P53"><text:span text:style-name="T1">R: </text:span><text:span text:style-name="T8">refere-se ao raio mínimo de curvatura dos patch cords UTP e ScTP.</text:span></text:p>
        </text:list-item>
      </text:list>
      <text:p text:style-name="P49"><text:soft-page-break/><text:span text:style-name="T3"/></text:p>
      <text:p text:style-name="P49"><text:span text:style-name="T3"/></text:p>
      <text:list xml:id="list233637047744440" text:continue-list="list233635100119057" text:style-name="L1">
        <text:list-header>
          <text:p text:style-name="P36"><text:span text:style-name="T1"/></text:p>
          <text:p text:style-name="P11"/>
        </text:list-header>
        <text:list-item>
          <text:p text:style-name="P31">Faça um resumo do que foi pedido (mínimo de 10 linhas para o capítulo e</text:p>
          <text:p text:style-name="P31">mais 10 linhas para o artigo) e formule 6 (seis) questões, com as</text:p>
          <text:p text:style-name="P10"><text:span text:style-name="T21">respectivas respostas, sobre o </text:span><text:span text:style-name="T18">capítulo 9</text:span><text:span text:style-name="T21"> e mais 6 (seis) questões sobre o</text:span></text:p>
          <text:p text:style-name="P31">artigo.</text:p>
          <text:p text:style-name="P11">Resposta:</text:p>
          <text:p text:style-name="P27">O aterramento elétrico tem três funções principais :Proteger o usuário do equipamento das descargas atmosféricas,através da viabilização de um caminho alternativo para a terra <text:span text:style-name="T50">as</text:span> descargas atmosféricas,“ Descarregar” cargas estáticas</text:p>
          <text:p text:style-name="P7"><text:span text:style-name="T22">acumuladas nas carcaças das máquinas ou equipamentos para a terra,</text:span><text:span text:style-name="T29">f</text:span><text:span text:style-name="T22">acilitar o funcionamento dos,dispositivos de proteção ( fusíveis,disjuntores, etc. ), através da corrente desviada para a terra. </text:span><text:span text:style-name="T29">A </text:span><text:span text:style-name="T22">ABNT ( Associação Brasileira de Normas Técnicas ) possui uma norma que rege o campo de instalações elétricas em baixa tensão. Essa norma é a NBR 5410, a qual, como todas as demais normas da ABNT, possui subseções. As subseções : 6.3.3.1.1,6.3.3.1.2, e 6.3.3.1.3 referem-se aos possíveis sistemas de aterramento que podem ser feitos na indústria. </text:span><text:span text:style-name="T29">O</text:span><text:span text:style-name="T22">s principais efeitos de uma máquina mal aterrada são choques elétricos ao operador , e resposta lenta (ou ausente) dos sistemas de proteção (fusíveis, disjun</text:span><text:span text:style-name="T29">t</text:span><text:span text:style-name="T22">ores , etc...).</text:span></text:p>
        </text:list-item>
      </text:list>
      <text:p text:style-name="P6"><text:tab/><text:span text:style-name="T31">Perguntas:<text:tab/></text:span></text:p>
      <text:list xml:id="list1851479808" text:style-name="L20">
        <text:list-item>
          <text:p text:style-name="P38"><text:span text:style-name="T26">Q</text:span><text:span text:style-name="T20">uais as principais funções de um aterramento elétrico ?</text:span></text:p>
          <text:p text:style-name="P23"><text:span text:style-name="T35">R: <text:s/></text:span><text:span text:style-name="T22">Proteger o usuário do equipamento das descargas atmosféricas, <text:s/>Descarregar” cargas estáticas acumuladas nas carcaças das máquinas </text:span><text:span text:style-name="T27">e </text:span><text:span text:style-name="T20">f</text:span><text:span text:style-name="T22">acilitar o funcionamento dos dispositivos </text:span><text:span text:style-name="T27">de proteção.</text:span></text:p>
        </text:list-item>
        <text:list-item>
          <text:p text:style-name="P39"><text:span text:style-name="T26">Q</text:span><text:span text:style-name="T20">ual </text:span><text:span text:style-name="T28">a norma brasileira rege as instalações elétricas em baixa tensão.</text:span></text:p>
          <text:p text:style-name="P24">R: <text:s/><text:span text:style-name="T20">A </text:span><text:span text:style-name="T22">norma é a NBR 5410.</text:span></text:p>
        </text:list-item>
        <text:list-item>
          <text:p text:style-name="P40"><text:span text:style-name="T26">D</text:span><text:span text:style-name="T20">o que se trata <text:s/>a</text:span><text:span text:style-name="T22">s subseções 6.3.3.1.1,6.3.3.1.2, e 6.3.3.1.3 ?</text:span></text:p>
          <text:p text:style-name="P25"><text:span text:style-name="T35">R: </text:span><text:span text:style-name="T20">R</text:span><text:span text:style-name="T22">eferem-se aos possíveis sistemas de aterramento que podem ser feitos na indústria.</text:span></text:p>
        </text:list-item>
        <text:list-item>
          <text:p text:style-name="P40"><text:span text:style-name="T26">Q</text:span><text:span text:style-name="T20">uais os principais efeitos de uma máquina mal aterrada ?</text:span></text:p>
          <text:p text:style-name="P25">R: <text:span text:style-name="T20">C</text:span><text:span text:style-name="T22">hoques elétricos ao operador e resposta lenta (ou ausente) dos sistemas de proteção (fusíveis, disjun</text:span><text:span text:style-name="T29">t</text:span><text:span text:style-name="T22">ores , etc...).</text:span></text:p>
        </text:list-item>
        <text:list-item>
          <text:p text:style-name="P38"><text:span text:style-name="T30">Quai</text:span><text:span text:style-name="T26">s </text:span><text:span text:style-name="T30">os </text:span><text:span text:style-name="T26">três sistemas da NBR 5410 mais utilizados na indústria ?</text:span></text:p>
          <text:p text:style-name="P25"><text:span text:style-name="T35">R: </text:span><text:span text:style-name="T20">TN-S, TN-C e TT.</text:span></text:p>
        </text:list-item>
        <text:list-item>
          <text:p text:style-name="P25"><text:span text:style-name="T20">Quais as características de um produto para tratamento químico do solo /</text:span></text:p>
          <text:p text:style-name="P8"><text:span text:style-name="T19">R:</text:span><text:span text:style-name="T32"> Não ser tóxico,Deve reter umidade,Bom condutor de eletricidade,Ter pH alcalino (não corrosivo),Não deve ser solúvel em água</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text-properties style:font-name="arial" fo:font-family="arial" style:font-family-generic="swis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arial" officeooo:paragraph-rsid="0005d699"/>
    </style:style>
    <style:style style:name="MP2" style:family="paragraph" style:parent-style-name="Standard">
      <style:paragraph-properties fo:text-align="justify" style:justify-single-word="false"/>
      <style:text-properties style:font-name="arial" officeooo:paragraph-rsid="0005d699"/>
    </style:style>
    <style:style style:name="MP3" style:family="paragraph" style:parent-style-name="Standard">
      <style:paragraph-properties fo:text-align="start" style:justify-single-word="false"/>
      <style:text-properties style:font-name="arial" officeooo:rsid="0005d699" officeooo:paragraph-rsid="0005d699"/>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URSO TÉCNICO EM INFORMÁTICA</text:p>
        <text:p text:style-name="MP2">Disciplina: Cabeamento de Redes de Dados – 4º Período</text:p>
        <text:p text:style-name="MP2">Prof. Marco Gromato</text:p>
        <text:p text:style-name="MP3">Aluno: Gabriel Elias Knupp</text:p>
      </style:header>
      <style:footer>
        <text:p text:style-name="MP4"><text:page-number text:select-page="current">5</text:page-number><text:s/>/ <text:page-count>6</text:page-count></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8T20:52:58.930792280</meta:creation-date>
    <dc:date>2022-02-10T23:36:34.906638670</dc:date>
    <meta:editing-duration>PT30M40S</meta:editing-duration>
    <meta:editing-cycles>9</meta:editing-cycles>
    <meta:generator>LibreOffice/6.4.7.2$Linux_X86_64 LibreOffice_project/40$Build-2</meta:generator>
    <meta:document-statistic meta:table-count="0" meta:image-count="0" meta:object-count="0" meta:page-count="6" meta:paragraph-count="115" meta:word-count="2098" meta:character-count="13022" meta:non-whitespace-character-count="11019"/>
  </office:meta>
</office:document-meta>
</file>